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tionmapView.getParent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View.hasChildren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View.dragLeave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makeAction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55">
            <text:p text:style-name="Table_20_Contents">55</text:p>
          </table:table-cell>
        </table:table-row>
        <table:table-row>
          <table:table-cell office:value-type="string">
            <text:p text:style-name="Table_20_Contents">LocationmapView.fillContextMenu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mapView.menuAboutToShow( IMenu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LocationmapVie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dropAccept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selectionChanged( SelectionChangedEvent even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LocationmapView.createPartControl( Composite paren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4">
            <text:p text:style-name="Table_20_Contents">4</text:p>
          </table:table-cell>
          <table:table-cell office:value-type="float" office:value="90">
            <text:p text:style-name="Table_20_Contents">90</text:p>
          </table:table-cell>
        </table:table-row>
        <table:table-row>
          <table:table-cell office:value-type="string">
            <text:p text:style-name="Table_20_Contents">LocationmapView.setFoc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getElements( Objec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View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tionmapView.dragOver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getChildren( Object elem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cationmapView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dragEnter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dragOperationChanged( DropTarget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drop( DropTarget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tionmapView.hookContextMen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LocationmapView.inputChanged( Viewer viewer , Object old_input , Object new_inp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ocationmapView.getText( Object elem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tionmapView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